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7FB4069AC70DA80E5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66in" fo:min-width="0.1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3.7602in" svg:height="6.6563in" draw:z-index="0"><draw:image xlink:href="Pictures/10000000000001690000027FB4069AC70DA80E55.png" xlink:type="simple" xlink:show="embed" xlink:actuate="onLoad" loext:mime-type="image/png"/></draw:frame><draw:custom-shape text:anchor-type="paragraph" draw:z-index="1" draw:name="Shape1" draw:style-name="gr1" draw:text-style-name="P2" svg:width="0.2622in" svg:height="0.2634in" svg:x="5.0366in" svg:y="0.6717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56:10.202271656</meta:creation-date>
    <dc:date>2019-08-23T01:56:45.898080341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